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BeanDefinitionScannerTests.testSimpleScanWithDefaultFiltersAndDefaultBeanNameC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BeanDefinitionScannerTests.postProcessBeanDefinition( AbstractBeanDefinition beanDefinitio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BeanDefinitionScannerTests.testSimpleScanWithDefaultFiltersAndSpecifiedBeanNameC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BeanDefinitionScannerTests.testSimpleScanWithDefaultFiltersAnd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PathBeanDefinitionScannerTests.testCustomAnnotationExcludeFilterAnd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PathBeanDefinitionScannerTests.testMultipleCustomExcludeFiltersAnd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BeanDefinitionScannerTests.test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PathBeanDefinitionScannerTests.testCustomIncludeFilterWithoutDefaultsAndNo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BeanDefinitionScannerTests.testCustomIncludeFilterWithoutDefaultsButIncluding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Tests.testCustom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BeanDefinitionScannerTests.testBeanAutowiredWithAnnotationConfi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lassPathBeanDefinitionScannerTests.testCustomIncludeFilterAnd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BeanDefinitionScannerTests.testSimpleScanWithDefaultFiltersAndOverriddenCompatibleNam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BeanDefinitionScannerTests.testAutowireCandidatePattern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Tests.testCustomAssignableTypeExcludeFilterAnd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PathBeanDefinitionScannerTests.testSimpleScanWithDefaultFiltersAndNo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BeanNameGenerator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BeanDefinitionScannerTests.testDouble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PathBeanDefinitionScannerTests.testCustomAssignableTypeExcludeFilterAndDefaultsWithout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PathBeanDefinitionScannerTests.testDoubleScan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PathBeanDefinitionScannerTests.testMultipleBasePackagesWithDefault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BeanDefinitionScannerTests.testSimpleScanWithDefaultFiltersAndOverrid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BeanDefinitionScannerTests.testSimpleScanWithDefaultFiltersAndPrimaryLaz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PathBeanDefinitionScannerTests.testAutowireCandidatePattern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Tests.testSimpleScanWithDefaultFiltersAndSameBean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BeanDefinitionScannerTests.testBeanNotAutowiredWithAnnotationConfig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PathBeanDefinitionScannerTests.testMultipleScan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BeanDefinitionScannerTests.testSimpleScanWithDefaultFiltersAndOverriddenEqualNam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